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fo:language="ru" fo:country="RU" officeooo:rsid="0008c206"/>
    </style:style>
    <style:style style:name="P3" style:family="paragraph" style:parent-style-name="Standard">
      <style:text-properties fo:language="ru" fo:country="RU" officeooo:rsid="0008c206" officeooo:paragraph-rsid="0008c206"/>
    </style:style>
    <style:style style:name="P4" style:family="paragraph" style:parent-style-name="Standard">
      <style:text-properties fo:language="ru" fo:country="RU" officeooo:rsid="000a9d4e" officeooo:paragraph-rsid="000a9d4e"/>
    </style:style>
    <style:style style:name="P5" style:family="paragraph" style:parent-style-name="Standard">
      <style:text-properties fo:language="ru" fo:country="RU" officeooo:rsid="000bf2d3" officeooo:paragraph-rsid="000bf2d3"/>
    </style:style>
    <style:style style:name="P6" style:family="paragraph" style:parent-style-name="Standard">
      <style:text-properties fo:language="ru" fo:country="RU" officeooo:rsid="000bf2d3" officeooo:paragraph-rsid="000a9d4e"/>
    </style:style>
    <style:style style:name="P7" style:family="paragraph" style:parent-style-name="Standard">
      <style:text-properties fo:language="ru" fo:country="RU" officeooo:rsid="000bf2d3" officeooo:paragraph-rsid="000d5f28"/>
    </style:style>
    <style:style style:name="P8" style:family="paragraph" style:parent-style-name="Standard">
      <style:text-properties fo:language="ru" fo:country="RU" officeooo:rsid="000bf2d3" officeooo:paragraph-rsid="000ea905"/>
    </style:style>
    <style:style style:name="P9" style:family="paragraph" style:parent-style-name="Standard">
      <style:text-properties fo:language="ru" fo:country="RU" officeooo:rsid="000ea905" officeooo:paragraph-rsid="000ea905"/>
    </style:style>
    <style:style style:name="P10" style:family="paragraph" style:parent-style-name="Standard">
      <style:text-properties fo:language="ru" fo:country="RU" officeooo:rsid="00109bf2" officeooo:paragraph-rsid="00109bf2"/>
    </style:style>
    <style:style style:name="P11" style:family="paragraph" style:parent-style-name="Standard">
      <style:text-properties officeooo:paragraph-rsid="000bf2d3"/>
    </style:style>
    <style:style style:name="T1" style:family="text">
      <style:text-properties officeooo:rsid="000a9d4e"/>
    </style:style>
    <style:style style:name="T2" style:family="text">
      <style:text-properties fo:language="ru" fo:country="RU" officeooo:rsid="000bf2d3"/>
    </style:style>
    <style:style style:name="T3" style:family="text">
      <style:text-properties officeooo:rsid="000bf2d3"/>
    </style:style>
    <style:style style:name="T4" style:family="text">
      <style:text-properties officeooo:rsid="000d5f28"/>
    </style:style>
    <style:style style:name="T5" style:family="text">
      <style:text-properties officeooo:rsid="000fe9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по запуску</text:p>
      <text:p text:style-name="P2"/>
      <text:p text:style-name="P5">Консольное приложение создано с помощью .NET CORE на языке С#</text:p>
      <text:p text:style-name="P5"/>
      <text:p text:style-name="P11"><text:span text:style-name="T2">Для запуска вполните следующую команду в окне терминала:</text:span></text:p>
      <text:p text:style-name="P1"><text:span text:style-name="Source_20_Text"><text:span text:style-name="T2">dotnet run</text:span></text:span></text:p>
      <text:p text:style-name="P8">При запуске <text:span text:style-name="T4">предоставляется</text:span> короткая сводка правил</text:p>
      <text:p text:style-name="P8"/>
      <text:p text:style-name="P7">Выбор первого игрока осуществляется рандомно.</text:p>
      <text:p text:style-name="P7"/>
      <text:p text:style-name="P9">На начальном уровне оба игрока имееют одинаковое количество здоровья - 100 .</text:p>
      <text:p text:style-name="P5"/>
      <text:p text:style-name="P3"><text:span text:style-name="T1">Пользователь может выбирать команды от 1 по 3, </text:span><text:span text:style-name="T3">вводя номер комманды в консоль</text:span></text:p>
      <text:p text:style-name="P4">где </text:p>
      <text:p text:style-name="P4">1 — можно наненсти протвнику урон в маленьком диапазоне <text:span text:style-name="T3">(от 18 до 25)</text:span></text:p>
      <text:p text:style-name="P4">2 — урон в широком диапазоне <text:span text:style-name="T3">(от 10 до 35)</text:span></text:p>
      <text:p text:style-name="P4">3 — добавление здоровья игроку</text:p>
      <text:p text:style-name="P6"/>
      <text:p text:style-name="P5">Если пользователь вводит неверную комманду более 5ти раз, то программа завершает свое действие, предлагая игроку перечитать правила.</text:p>
      <text:p text:style-name="P5"/>
      <text:p text:style-name="P9">Игра завершается, когда у одного из игр<text:span text:style-name="T5">о</text:span>ков <text:span text:style-name="T5">завершается здоровье. </text:span></text:p>
      <text:p text:style-name="P10">Имя победителя выводися в консол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1T18:53:25.184987585</meta:creation-date>
    <dc:date>2021-04-21T19:31:24.977181905</dc:date>
    <meta:editing-duration>PT6M46S</meta:editing-duration>
    <meta:editing-cycles>5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15" meta:word-count="116" meta:character-count="773" meta:non-whitespace-character-count="667"/>
  </office:meta>
</office:document-meta>
</file>